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/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191cm" svg:height="0.69cm" draw:z-index="0"><draw:image xlink:href="../../odt/images/3022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Клиент <text:span text:style-name="T1">OPC</text:span>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">C-</text:span>код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6cm" svg:height="1.431cm" draw:z-index="0"><draw:image xlink:href="../../odt/images/3022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производит считывание и запись сигналов в другие программы с использованием интерфейса обмена данными по протоколу OPC. Размерность входа равна сумме размерностей сигналов, заданных в соответствующем параметре блока. Размерность выхода равна сумме размерностей сигналов, заданных в соответствующем параметре блока.</text:p>
            <text:p text:style-name="Text_20_body"><text:span text:style-name="T2">Свойства</text:span>:</text:p>
            <text:list xml:id="list859498649839479834" text:style-name="L1">
              <text:list-item>
                <text:p text:style-name="P4">Шаг обмена данными, сек.</text:p>
              </text:list-item>
              <text:list-item>
                <text:p text:style-name="P4">Имя OPC-сервера – имя COM-сервера, с которым производится обмен данными.</text:p>
              </text:list-item>
              <text:list-item>
                <text:p text:style-name="P4">Задержка при старте, мсек – задержка в мсек при подсоединении к COM-серверу.</text:p>
              </text:list-item>
              <text:list-item>
                <text:p text:style-name="P4">Имена считываемых параметров – список имён сигналов в OPC-сервере, которые блок читает (разделитель ; или перевод каретки).</text:p>
              </text:list-item>
              <text:list-item>
                <text:p text:style-name="P4">Имена записываемых параметров – список имён сигналов в OPC-сервере, которые блок записывает (разделитель ; или перевод каретки).</text:p>
              </text:list-item>
              <text:list-item>
                <text:p text:style-name="P4">Размерности считываемых параметров.</text:p>
              </text:list-item>
              <text:list-item>
                <text:p text:style-name="P4">Размерности записываемых параметров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нормально разомкнутый тип 1</dc:title>
    <dc:date>2012-03-30T16:08:26.98</dc:date>
    <meta:generator>OpenOffice_Beta/4.1.0$Win32 OpenOffice.org_project/410m14$Build-9760</meta:generator>
    <meta:editing-duration>PT2H5M22S</meta:editing-duration>
    <meta:editing-cycles>82</meta:editing-cycles>
    <meta:document-statistic meta:table-count="1" meta:image-count="2" meta:object-count="0" meta:page-count="1" meta:paragraph-count="15" meta:word-count="124" meta:character-count="882"/>
  </office:meta>
</office:document-meta>
</file>